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630d8" officeooo:paragraph-rsid="000630d8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weight="bold" officeooo:rsid="00081771" officeooo:paragraph-rsid="0008177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weight="normal" officeooo:rsid="000630d8" officeooo:paragraph-rsid="000630d8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weight="normal" officeooo:rsid="00081771" officeooo:paragraph-rsid="00081771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fo:font-weight="normal" officeooo:rsid="00081771" officeooo:paragraph-rsid="00098219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fo:font-weight="normal" officeooo:rsid="00081771" officeooo:paragraph-rsid="000b09cd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8pt" fo:font-weight="normal" officeooo:rsid="000caadf" officeooo:paragraph-rsid="000caadf" style:font-size-asian="8pt" style:font-weight-asian="normal" style:font-size-complex="8pt" style:font-weight-complex="normal"/>
    </style:style>
    <style:style style:name="T1" style:family="text">
      <style:text-properties fo:font-weight="normal" officeooo:rsid="00098219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8219"/>
    </style:style>
    <style:style style:name="T4" style:family="text">
      <style:text-properties officeooo:rsid="000b09cd"/>
    </style:style>
    <style:style style:name="T5" style:family="text">
      <style:text-properties officeooo:rsid="000caadf"/>
    </style:style>
    <style:style style:name="T6" style:family="text">
      <style:text-properties officeooo:rsid="000d4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nda Parte Prueba Técnica</text:p>
      <text:p text:style-name="P1"/>
      <text:p text:style-name="P3">1. <text:s/>Para que usa una estrategia de branching.</text:p>
      <text:p text:style-name="P3">R// <text:s/>Es una estrategia que permite a un equipo de desarrollo de software el crear ramas para crear funcionalidades, solucionar errores, fusionar las ramas permitiendo así el trabajo en paralelo, aumentar la productividad</text:p>
      <text:p text:style-name="P3"/>
      <text:p text:style-name="P3"/>
      <text:p text:style-name="P3">2. Comandos:</text:p>
      <text:p text:style-name="P4"><text:span text:style-name="T2">* git pull:</text:span> <text:s/>Este comando permite <text:s/>traer todos los cambios nuevos de un repositorio remoto y los fusiona en la rama local</text:p>
      <text:p text:style-name="P4"><text:tab/><text:span text:style-name="T4">git pull [</text:span><text:span text:style-name="T5">BRANCH</text:span><text:span text:style-name="T4">] <text:s text:c="3"/>- <text:s text:c="3"/></text:span><text:span text:style-name="T5">git pull</text:span></text:p>
      <text:p text:style-name="P5"><text:tab/></text:p>
      <text:p text:style-name="P2">* git commit: <text:span text:style-name="T1">Este comando permite al usuario guardar todos los cambios que se hicieron en <text:s/>el repositorio con una descripción en un área llamada Staging</text:span></text:p>
      <text:p text:style-name="P2"><text:span text:style-name="T1"><text:tab/>git commit -m “Descripcion” </text:span></text:p>
      <text:p text:style-name="P4"><text:span text:style-name="T2"/></text:p>
      <text:p text:style-name="P4"><text:span text:style-name="T2">*git push: </text:span>Este comando permite al usuario enviar la la informaci<text:span text:style-name="T3">ó</text:span>n desde su r<text:span text:style-name="T3">e</text:span>pos<text:span text:style-name="T3">i</text:span>torio local al repositorio remoto pero para hacer esto <text:s text:c="4"/><text:tab/> <text:s text:c="4"/>es necesario haber hecho commit <text:s/>a todos los cambios del repositorio local</text:p>
      <text:p text:style-name="P6"><text:span text:style-name="T3"><text:tab/>git push [FILE] [BRANCH] - </text:span><text:tab/><text:span text:style-name="T3">git push [FILE] <text:s/>- </text:span><text:tab/><text:span text:style-name="T3">git push * <text:s text:c="7"/>- <text:tab/></text:span><text:span text:style-name="T4">g</text:span><text:span text:style-name="T3">it push . <text:s text:c="10"/>-</text:span><text:tab/><text:span text:style-name="T3"> -git push <text:s/>--</text:span><text:span text:style-name="T4">all</text:span></text:p>
      <text:p text:style-name="P3"/>
      <text:p text:style-name="P4">3. Para que se usa la inyección de dependencias:</text:p>
      <text:p text:style-name="P7">R// <text:s text:c="2"/>La inyeccion de dependencias permite hacer uso de objetos sin tener la necesidad de crear o instanciar dichos objetos en una clase <text:span text:style-name="T6">evitando así el acoplamiento entre clas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6:54:06.265845892</meta:creation-date>
    <dc:date>2022-11-30T17:54:44.456321472</dc:date>
    <meta:editing-duration>PT9M47S</meta:editing-duration>
    <meta:editing-cycles>1</meta:editing-cycles>
    <meta:document-statistic meta:table-count="0" meta:image-count="0" meta:object-count="0" meta:page-count="1" meta:paragraph-count="13" meta:word-count="198" meta:character-count="1202" meta:non-whitespace-character-count="965"/>
    <meta:generator>LibreOffice/7.0.4.2$Linux_X86_64 LibreOffice_project/00$Build-2</meta:generator>
  </office:meta>
</office:document-meta>
</file>